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dddddd" style:text-align-source="fix" style:repeat-content="false" fo:border="0.74pt solid #000000" style:rotation-angle="90" style:vertical-align="middle"/>
      <style:paragraph-properties fo:text-align="center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12" style:family="table-cell" style:parent-style-name="Default">
      <style:text-properties fo:color="#c9211e"/>
    </style:style>
    <style:style style:name="ce18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1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 style:data-style-name="N37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4" style:family="table-cell" style:parent-style-name="Default" style:data-style-name="N37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35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/>
    </style:style>
    <style:style style:name="ce2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</style:style>
    <style:style style:name="ce5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c9211e"/>
    </style:style>
    <style:style style:name="ce58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8" style:family="table-cell" style:parent-style-name="Default" style:data-style-name="N1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1"/>
    <style:style style:name="ce62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</style:style>
    <style:style style:name="ce6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</style:style>
    <style:style style:name="ce64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3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 style:data-style-name="N1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8" style:family="table-cell" style:parent-style-name="Default" style:data-style-name="N1">
      <style:table-cell-properties fo:background-color="transparent"/>
    </style:style>
    <style:style style:name="ce69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none" fo:border-top="0.74pt solid #000000"/>
    </style:style>
    <style:style style:name="ce44" style:family="table-cell" style:parent-style-name="Default">
      <style:table-cell-properties fo:border-bottom="0.74pt solid #000000" fo:border-left="none" fo:border-right="none" fo:border-top="none"/>
    </style:style>
    <style:style style:name="ce45" style:family="table-cell" style:parent-style-name="Default">
      <style:table-cell-properties fo:border-bottom="none" fo:border-left="none" fo:border-right="0.74pt solid #000000" fo:border-top="0.74pt solid #000000"/>
    </style:style>
    <style:style style:name="ce46" style:family="table-cell" style:parent-style-name="Default">
      <style:table-cell-properties fo:border-bottom="0.74pt solid #000000" fo:border-left="none" fo:border-right="0.74pt solid #000000" fo:border-top="none"/>
    </style:style>
    <style:style style:name="ce47" style:family="table-cell" style:parent-style-name="Default" style:data-style-name="N1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bril 22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1" table:default-cell-style-name="ce35"/>
        <table:table-column table:style-name="co1" table:number-columns-repeated="3" table:default-cell-style-name="Default"/>
        <table:table-column table:style-name="co1" table:default-cell-style-name="ce61"/>
        <table:table-column table:style-name="co1" table:number-columns-repeated="5" table:default-cell-style-name="Default"/>
        <table:table-column table:style-name="co1" table:default-cell-style-name="ce70"/>
        <table:table-column table:style-name="co1" table:number-columns-repeated="3" table:default-cell-style-name="Default"/>
        <table:table-column table:style-name="co1" table:default-cell-style-name="ce61"/>
        <table:table-column table:style-name="co1" table:number-columns-repeated="975" table:default-cell-style-name="Default"/>
        <table:table-row table:style-name="ro1">
          <table:table-cell table:style-name="ce2" office:value-type="string" calcext:value-type="string" table:number-columns-spanned="2" table:number-rows-spanned="4">
            <text:p>Abril 22</text:p>
          </table:table-cell>
          <table:covered-table-cell/>
          <table:table-cell table:number-columns-repeated="13"/>
          <table:table-cell table:style-name="ce28" office:value-type="string" calcext:value-type="string" table:number-columns-spanned="15" table:number-rows-spanned="1">
            <text:p>Lectura (Kwh)</text:p>
          </table:table-cell>
          <table:covered-table-cell table:number-columns-repeated="9"/>
          <table:covered-table-cell table:style-name="ce62"/>
          <table:covered-table-cell table:number-columns-repeated="4"/>
          <table:table-cell table:number-columns-repeated="3"/>
          <table:table-cell table:style-name="ce74" office:value-type="string" calcext:value-type="string" table:number-columns-spanned="13" table:number-rows-spanned="1">
            <text:p>TOTALES</text:p>
          </table:table-cell>
          <table:covered-table-cell table:number-columns-repeated="12"/>
          <table:table-cell table:number-columns-repeated="5"/>
          <table:table-cell table:style-name="ce62" office:value-type="string" calcext:value-type="string" table:number-columns-spanned="23" table:number-rows-spanned="2">
            <text:p>Observacion</text:p>
          </table:table-cell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table-cell table:style-name="ce13" office:value-type="string" calcext:value-type="string" table:number-columns-spanned="4" table:number-rows-spanned="1">
            <text:p>Dia Semana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echa</text:p>
          </table:table-cell>
          <table:covered-table-cell table:number-columns-repeated="3" table:style-name="ce18"/>
          <table:table-cell table:style-name="ce23" office:value-type="string" calcext:value-type="string" table:number-columns-spanned="3" table:number-rows-spanned="1">
            <text:p>Hora</text:p>
          </table:table-cell>
          <table:covered-table-cell table:number-columns-repeated="2" table:style-name="ce18"/>
          <table:table-cell/>
          <table:table-cell table:style-name="ce29" office:value-type="string" calcext:value-type="string" table:number-columns-spanned="5" table:number-rows-spanned="1">
            <text:p>Punta</text:p>
          </table:table-cell>
          <table:covered-table-cell table:number-columns-repeated="4"/>
          <table:table-cell/>
          <table:table-cell table:style-name="ce36" office:value-type="string" calcext:value-type="string" table:number-columns-spanned="3" table:number-rows-spanned="1">
            <text:p>ERROR</text:p>
          </table:table-cell>
          <table:covered-table-cell table:style-name="ce43"/>
          <table:covered-table-cell table:style-name="ce45"/>
          <table:table-cell/>
          <table:table-cell table:style-name="ce47" office:value-type="string" calcext:value-type="string" table:number-columns-spanned="5" table:number-rows-spanned="1">
            <text:p>Fuera Punta</text:p>
          </table:table-cell>
          <table:covered-table-cell table:number-columns-repeated="4"/>
          <table:table-cell table:number-columns-repeated="3"/>
          <table:table-cell table:style-name="ce48" table:formula="of:=SUM([.AH$12:.AH$564])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/>
          <table:table-cell table:style-name="ce50" table:formula="of:=SUM([.AM$12:.AM$564])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/>
          <table:table-cell table:style-name="ce51" table:formula="of:=SUM([.AQ$12:.AQ$564])" office:value-type="float" office:value="99" calcext:value-type="float" table:number-columns-spanned="4" table:number-rows-spanned="1">
            <text:p>99</text:p>
          </table:table-cell>
          <table:covered-table-cell table:number-columns-repeated="3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covered-table-cell table:number-columns-repeated="2"/>
          <table:table-cell table:number-columns-repeated="19"/>
          <table:table-cell table:style-name="ce37" office:value-type="string" calcext:value-type="string" table:number-columns-spanned="3" table:number-rows-spanned="1">
            <text:p>Punta</text:p>
          </table:table-cell>
          <table:covered-table-cell table:style-name="ce44"/>
          <table:covered-table-cell table:style-name="ce46"/>
          <table:table-cell table:number-columns-repeated="977"/>
        </table:table-row>
        <table:table-row table:style-name="ro1">
          <table:covered-table-cell table:number-columns-repeated="2"/>
          <table:table-cell table:number-columns-repeated="999"/>
        </table:table-row>
        <table:table-row table:style-name="ro1">
          <table:table-cell table:number-columns-repeated="7"/>
          <table:table-cell table:style-name="ce7" office:value-type="string" calcext:value-type="string" table:number-columns-spanned="7" table:number-rows-spanned="1">
            <text:p>Lectura Desde</text:p>
          </table:table-cell>
          <table:covered-table-cell table:number-columns-repeated="6"/>
          <table:table-cell/>
          <table:table-cell table:style-name="ce62" office:value-type="string" calcext:value-type="string" table:number-columns-spanned="9" table:number-rows-spanned="1">
            <text:p>Sabado 16 Abril 22</text:p>
          </table:table-cell>
          <table:covered-table-cell table:number-columns-repeated="8"/>
          <table:table-cell table:number-columns-repeated="977"/>
        </table:table-row>
        <table:table-row table:style-name="ro1">
          <table:table-cell table:number-columns-repeated="7"/>
          <table:table-cell table:style-name="ce7" office:value-type="string" calcext:value-type="string" table:number-columns-spanned="7" table:number-rows-spanned="1">
            <text:p>Lectura Hasta</text:p>
          </table:table-cell>
          <table:covered-table-cell table:number-columns-repeated="6"/>
          <table:table-cell/>
          <table:table-cell table:style-name="ce63" office:value-type="string" calcext:value-type="string" table:number-columns-spanned="9" table:number-rows-spanned="1">
            <text:p>Lunes 16 Mayo 22</text:p>
          </table:table-cell>
          <table:covered-table-cell table:number-columns-repeated="8"/>
          <table:table-cell table:number-columns-repeated="977"/>
        </table:table-row>
        <table:table-row table:style-name="ro1" table:number-rows-repeated="2">
          <table:table-cell table:number-columns-repeated="1001"/>
        </table:table-row>
        <table:table-row table:style-name="ro1"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/>
          <table:table-cell/>
          <table:table-cell table:style-name="ce6" office:value-type="string" calcext:value-type="string" table:number-columns-spanned="4" table:number-rows-spanned="2">
            <text:p>Viernes</text:p>
          </table:table-cell>
          <table:covered-table-cell table:number-columns-repeated="3"/>
          <table:table-cell table:style-name="ce17" office:value-type="date" office:date-value="2022-04-29" calcext:value-type="date" table:number-columns-spanned="4" table:number-rows-spanned="2">
            <text:p>29/04/22</text:p>
          </table:table-cell>
          <table:covered-table-cell table:number-columns-repeated="3"/>
          <table:table-cell table:style-name="ce41" office:value-type="string" calcext:value-type="string" table:number-columns-spanned="3" table:number-rows-spanned="2">
            <text:p>21:30</text:p>
          </table:table-cell>
          <table:covered-table-cell table:number-columns-repeated="2"/>
          <table:table-cell/>
          <table:table-cell table:style-name="ce64" office:value-type="float" office:value="177" calcext:value-type="float" table:number-columns-spanned="5" table:number-rows-spanned="2">
            <text:p>177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64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21"/>
          <table:table-cell table:style-name="ce64" office:value-type="string" calcext:value-type="string" table:number-columns-spanned="23" table:number-rows-spanned="2">
            <text:p>Con estos valores arranco la tarifa doble horario</text:p>
          </table:table-cell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21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7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9]" office:value-type="float" office:value="177" calcext:value-type="float" table:number-columns-spanned="5" table:number-rows-spanned="2">
            <text:p>177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9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12]-[.P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]-[.Z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7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12]" office:value-type="float" office:value="177" calcext:value-type="float" table:number-columns-spanned="5" table:number-rows-spanned="2">
            <text:p>177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12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15]-[.P1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]-[.Z1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7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15]" office:value-type="float" office:value="177" calcext:value-type="float" table:number-columns-spanned="5" table:number-rows-spanned="2">
            <text:p>177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15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18]-[.P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]-[.Z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7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18]" office:value-type="float" office:value="177" calcext:value-type="float" table:number-columns-spanned="5" table:number-rows-spanned="2">
            <text:p>177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18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21]-[.P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]-[.Z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7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21]" office:value-type="float" office:value="177" calcext:value-type="float" table:number-columns-spanned="5" table:number-rows-spanned="2">
            <text:p>177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21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24]-[.P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]-[.Z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9]+1" office:value-type="float" office:value="2" calcext:value-type="float" table:number-columns-spanned="2" table:number-rows-spanned="2">
            <text:p>2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Sabado</text:p>
          </table:table-cell>
          <table:covered-table-cell table:number-columns-repeated="3"/>
          <table:table-cell table:style-name="ce20" office:value-type="date" office:date-value="2022-04-30" calcext:value-type="date" table:number-columns-spanned="4" table:number-rows-spanned="2">
            <text:p>30/04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3:30</text:p>
          </table:table-cell>
          <table:covered-table-cell table:number-columns-repeated="2"/>
          <table:table-cell/>
          <table:table-cell table:style-name="ce32" table:formula="of:=[.P24]" office:value-type="float" office:value="177" calcext:value-type="float" table:number-columns-spanned="5" table:number-rows-spanned="2">
            <text:p>17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24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27]-[.P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]-[.Z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19:00</text:p>
          </table:table-cell>
          <table:covered-table-cell table:number-columns-repeated="2"/>
          <table:table-cell/>
          <table:table-cell table:style-name="ce32" office:value-type="float" office:value="178" calcext:value-type="float" table:number-columns-spanned="5" table:number-rows-spanned="2">
            <text:p>178</text:p>
          </table:table-cell>
          <table:covered-table-cell table:number-columns-repeated="4"/>
          <table:table-cell/>
          <table:table-cell table:style-name="ce40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32" table:formula="of:=[.Z27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30]-[.P27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30]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52" table:formula="of:=[.Z30]-[.Z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0]" office:value-type="float" office:value="178" calcext:value-type="float" table:number-columns-spanned="5" table:number-rows-spanned="2">
            <text:p>178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0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33]-[.P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]-[.Z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3]" office:value-type="float" office:value="178" calcext:value-type="float" table:number-columns-spanned="5" table:number-rows-spanned="2">
            <text:p>178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3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36]-[.P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]-[.Z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6]" office:value-type="float" office:value="178" calcext:value-type="float" table:number-columns-spanned="5" table:number-rows-spanned="2">
            <text:p>178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6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39]-[.P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]-[.Z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]" office:value-type="float" office:value="178" calcext:value-type="float" table:number-columns-spanned="5" table:number-rows-spanned="2">
            <text:p>178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9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42]-[.P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]-[.Z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27]+1" office:value-type="float" office:value="3" calcext:value-type="float" table:number-columns-spanned="2" table:number-rows-spanned="2">
            <text:p>3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Domingo</text:p>
          </table:table-cell>
          <table:covered-table-cell table:number-columns-repeated="3" table:style-name="ce10"/>
          <table:table-cell table:style-name="ce21" office:value-type="date" office:date-value="2022-05-01" calcext:value-type="date" table:number-columns-spanned="4" table:number-rows-spanned="2">
            <text:p>01/05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8:30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0" calcext:value-type="float" table:number-columns-spanned="5" table:number-rows-spanned="2">
            <text:p>180</text:p>
          </table:table-cell>
          <table:covered-table-cell table:number-columns-repeated="4" table:style-name="ce10"/>
          <table:table-cell table:style-name="ce10"/>
          <table:table-cell table:style-name="ce40" office:value-type="float" office:value="2" calcext:value-type="float" table:number-columns-spanned="3" table:number-rows-spanned="2">
            <text:p>2</text:p>
          </table:table-cell>
          <table:covered-table-cell table:number-columns-repeated="2" table:style-name="ce10"/>
          <table:table-cell table:style-name="ce10"/>
          <table:table-cell table:style-name="ce33" table:formula="of:=[.Z42]" office:value-type="float" office:value="8" calcext:value-type="float" table:number-columns-spanned="5" table:number-rows-spanned="2">
            <text:p>8</text:p>
          </table:table-cell>
          <table:covered-table-cell table:number-columns-repeated="4" table:style-name="ce10"/>
          <table:table-cell table:number-columns-repeated="3"/>
          <table:table-cell table:style-name="ce49" table:formula="of:=[.P45]-[.P42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/>
          <table:table-cell table:style-name="ce40" table:formula="of:=[.V45]" office:value-type="float" office:value="2" calcext:value-type="float" table:number-columns-spanned="3" table:number-rows-spanned="2">
            <text:p>2</text:p>
          </table:table-cell>
          <table:covered-table-cell table:number-columns-repeated="2"/>
          <table:table-cell/>
          <table:table-cell table:style-name="ce52" table:formula="of:=[.Z45]-[.Z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5]" office:value-type="float" office:value="180" calcext:value-type="float" table:number-columns-spanned="5" table:number-rows-spanned="2">
            <text:p>18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5]" office:value-type="float" office:value="8" calcext:value-type="float" table:number-columns-spanned="5" table:number-rows-spanned="2">
            <text:p>8</text:p>
          </table:table-cell>
          <table:covered-table-cell table:number-columns-repeated="4" table:style-name="ce10"/>
          <table:table-cell table:number-columns-repeated="3"/>
          <table:table-cell table:style-name="ce49" table:formula="of:=[.P48]-[.P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]-[.Z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8]" office:value-type="float" office:value="180" calcext:value-type="float" table:number-columns-spanned="5" table:number-rows-spanned="2">
            <text:p>18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8]" office:value-type="float" office:value="8" calcext:value-type="float" table:number-columns-spanned="5" table:number-rows-spanned="2">
            <text:p>8</text:p>
          </table:table-cell>
          <table:covered-table-cell table:number-columns-repeated="4" table:style-name="ce10"/>
          <table:table-cell table:number-columns-repeated="3"/>
          <table:table-cell table:style-name="ce49" table:formula="of:=[.P51]-[.P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]-[.Z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1]" office:value-type="float" office:value="180" calcext:value-type="float" table:number-columns-spanned="5" table:number-rows-spanned="2">
            <text:p>18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1]" office:value-type="float" office:value="8" calcext:value-type="float" table:number-columns-spanned="5" table:number-rows-spanned="2">
            <text:p>8</text:p>
          </table:table-cell>
          <table:covered-table-cell table:number-columns-repeated="4" table:style-name="ce10"/>
          <table:table-cell table:number-columns-repeated="3"/>
          <table:table-cell table:style-name="ce49" table:formula="of:=[.P54]-[.P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]-[.Z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4]" office:value-type="float" office:value="180" calcext:value-type="float" table:number-columns-spanned="5" table:number-rows-spanned="2">
            <text:p>18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4]" office:value-type="float" office:value="8" calcext:value-type="float" table:number-columns-spanned="5" table:number-rows-spanned="2">
            <text:p>8</text:p>
          </table:table-cell>
          <table:covered-table-cell table:number-columns-repeated="4" table:style-name="ce10"/>
          <table:table-cell table:number-columns-repeated="3"/>
          <table:table-cell table:style-name="ce49" table:formula="of:=[.P57]-[.P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7]-[.Z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7]" office:value-type="float" office:value="180" calcext:value-type="float" table:number-columns-spanned="5" table:number-rows-spanned="2">
            <text:p>18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7]" office:value-type="float" office:value="8" calcext:value-type="float" table:number-columns-spanned="5" table:number-rows-spanned="2">
            <text:p>8</text:p>
          </table:table-cell>
          <table:covered-table-cell table:number-columns-repeated="4" table:style-name="ce10"/>
          <table:table-cell table:number-columns-repeated="3"/>
          <table:table-cell table:style-name="ce49" table:formula="of:=[.P60]-[.P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0]-[.Z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45]+1" office:value-type="float" office:value="4" calcext:value-type="float" table:number-columns-spanned="2" table:number-rows-spanned="2">
            <text:p>4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Lunes</text:p>
          </table:table-cell>
          <table:covered-table-cell table:number-columns-repeated="3"/>
          <table:table-cell table:style-name="ce20" office:value-type="date" office:date-value="2022-05-02" calcext:value-type="date" table:number-columns-spanned="4" table:number-rows-spanned="2">
            <text:p>02/05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8:00</text:p>
          </table:table-cell>
          <table:covered-table-cell table:number-columns-repeated="2"/>
          <table:table-cell/>
          <table:table-cell table:style-name="ce32" office:value-type="float" office:value="182" calcext:value-type="float" table:number-columns-spanned="5" table:number-rows-spanned="2">
            <text:p>182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60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63]-[.P60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/>
          <table:table-cell table:style-name="ce40" table:formula="of:=[.V6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3]-[.Z6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07:20</text:p>
          </table:table-cell>
          <table:covered-table-cell table:number-columns-repeated="2"/>
          <table:table-cell/>
          <table:table-cell table:style-name="ce32" office:value-type="float" office:value="182" calcext:value-type="float" table:number-columns-spanned="5" table:number-rows-spanned="2">
            <text:p>182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63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66]-[.P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6]-[.Z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1:05</text:p>
          </table:table-cell>
          <table:covered-table-cell table:number-columns-repeated="2"/>
          <table:table-cell/>
          <table:table-cell table:style-name="ce32" office:value-type="float" office:value="182" calcext:value-type="float" table:number-columns-spanned="5" table:number-rows-spanned="2">
            <text:p>182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66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69]-[.P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9]-[.Z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69]" office:value-type="float" office:value="182" calcext:value-type="float" table:number-columns-spanned="5" table:number-rows-spanned="2">
            <text:p>182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69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72]-[.P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7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72]-[.Z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72]" office:value-type="float" office:value="182" calcext:value-type="float" table:number-columns-spanned="5" table:number-rows-spanned="2">
            <text:p>182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72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75]-[.P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7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75]-[.Z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75]" office:value-type="float" office:value="182" calcext:value-type="float" table:number-columns-spanned="5" table:number-rows-spanned="2">
            <text:p>182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75]" office:value-type="float" office:value="8" calcext:value-type="float" table:number-columns-spanned="5" table:number-rows-spanned="2">
            <text:p>8</text:p>
          </table:table-cell>
          <table:covered-table-cell table:number-columns-repeated="4"/>
          <table:table-cell table:number-columns-repeated="3"/>
          <table:table-cell table:style-name="ce49" table:formula="of:=[.P78]-[.P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7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78]-[.Z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63]+1" office:value-type="float" office:value="5" calcext:value-type="float" table:number-columns-spanned="2" table:number-rows-spanned="2">
            <text:p>5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Martes</text:p>
          </table:table-cell>
          <table:covered-table-cell table:number-columns-repeated="3" table:style-name="ce10"/>
          <table:table-cell table:style-name="ce21" office:value-type="date" office:date-value="2022-05-03" calcext:value-type="date" table:number-columns-spanned="4" table:number-rows-spanned="2">
            <text:p>03/05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9:35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2" calcext:value-type="float" table:number-columns-spanned="5" table:number-rows-spanned="2">
            <text:p>182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30" calcext:value-type="float" table:number-columns-spanned="5" table:number-rows-spanned="2">
            <text:p>30</text:p>
          </table:table-cell>
          <table:covered-table-cell table:number-columns-repeated="4" table:style-name="ce10"/>
          <table:table-cell/>
          <table:table-cell table:style-name="ce10"/>
          <table:table-cell/>
          <table:table-cell table:style-name="ce49" table:formula="of:=[.P81]-[.P7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8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81]-[.Z78]" office:value-type="float" office:value="22" calcext:value-type="float" table:number-columns-spanned="4" table:number-rows-spanned="2">
            <text:p>22</text:p>
          </table:table-cell>
          <table:covered-table-cell table:number-columns-repeated="3"/>
          <table:table-cell table:number-columns-repeated="5"/>
          <table:table-cell table:style-name="ce62" office:value-type="string" calcext:value-type="string" table:number-columns-spanned="23" table:number-rows-spanned="2">
            <text:p>Aca fecien me percate que habian 3 cronometros</text:p>
          </table:table-cell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/>
          <table:table-cell table:style-name="ce10"/>
          <table:table-cell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9:23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2" calcext:value-type="float" table:number-columns-spanned="5" table:number-rows-spanned="2">
            <text:p>182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30" calcext:value-type="float" table:number-columns-spanned="5" table:number-rows-spanned="2">
            <text:p>30</text:p>
          </table:table-cell>
          <table:covered-table-cell table:number-columns-repeated="4" table:style-name="ce10"/>
          <table:table-cell table:number-columns-repeated="3"/>
          <table:table-cell table:style-name="ce49" table:formula="of:=[.P84]-[.P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8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84]-[.Z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22:04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31" calcext:value-type="float" table:number-columns-spanned="5" table:number-rows-spanned="2">
            <text:p>31</text:p>
          </table:table-cell>
          <table:covered-table-cell table:number-columns-repeated="4" table:style-name="ce10"/>
          <table:table-cell table:number-columns-repeated="3"/>
          <table:table-cell table:style-name="ce49" table:formula="of:=[.P87]-[.P84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8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87]-[.Z84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87]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87]" office:value-type="float" office:value="31" calcext:value-type="float" table:number-columns-spanned="5" table:number-rows-spanned="2">
            <text:p>31</text:p>
          </table:table-cell>
          <table:covered-table-cell table:number-columns-repeated="4" table:style-name="ce10"/>
          <table:table-cell table:number-columns-repeated="3"/>
          <table:table-cell table:style-name="ce49" table:formula="of:=[.P90]-[.P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0]-[.Z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90]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90]" office:value-type="float" office:value="31" calcext:value-type="float" table:number-columns-spanned="5" table:number-rows-spanned="2">
            <text:p>31</text:p>
          </table:table-cell>
          <table:covered-table-cell table:number-columns-repeated="4" table:style-name="ce10"/>
          <table:table-cell table:number-columns-repeated="3"/>
          <table:table-cell table:style-name="ce49" table:formula="of:=[.P93]-[.P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3]-[.Z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93]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93]" office:value-type="float" office:value="31" calcext:value-type="float" table:number-columns-spanned="5" table:number-rows-spanned="2">
            <text:p>31</text:p>
          </table:table-cell>
          <table:covered-table-cell table:number-columns-repeated="4" table:style-name="ce10"/>
          <table:table-cell table:number-columns-repeated="3"/>
          <table:table-cell table:style-name="ce49" table:formula="of:=[.P96]-[.P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6]-[.Z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81]+1" office:value-type="float" office:value="6" calcext:value-type="float" table:number-columns-spanned="2" table:number-rows-spanned="2">
            <text:p>6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Miercoles</text:p>
          </table:table-cell>
          <table:covered-table-cell table:number-columns-repeated="3"/>
          <table:table-cell table:style-name="ce20" office:value-type="date" office:date-value="2022-05-04" calcext:value-type="date" table:number-columns-spanned="4" table:number-rows-spanned="2">
            <text:p>04/05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0:02</text:p>
          </table:table-cell>
          <table:covered-table-cell table:number-columns-repeated="2"/>
          <table:table-cell/>
          <table:table-cell table:style-name="ce32" office:value-type="float" office:value="183" calcext:value-type="float" table:number-columns-spanned="5" table:number-rows-spanned="2">
            <text:p>183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33" calcext:value-type="float" table:number-columns-spanned="5" table:number-rows-spanned="2">
            <text:p>33</text:p>
          </table:table-cell>
          <table:covered-table-cell table:number-columns-repeated="4"/>
          <table:table-cell table:number-columns-repeated="3"/>
          <table:table-cell table:style-name="ce49" table:formula="of:=[.P99]-[.P9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9]-[.Z96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08:40</text:p>
          </table:table-cell>
          <table:covered-table-cell table:number-columns-repeated="2"/>
          <table:table-cell/>
          <table:table-cell table:style-name="ce32" office:value-type="float" office:value="183" calcext:value-type="float" table:number-columns-spanned="5" table:number-rows-spanned="2">
            <text:p>183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34" calcext:value-type="float" table:number-columns-spanned="5" table:number-rows-spanned="2">
            <text:p>34</text:p>
          </table:table-cell>
          <table:covered-table-cell table:number-columns-repeated="4"/>
          <table:table-cell table:number-columns-repeated="3"/>
          <table:table-cell table:style-name="ce49" table:formula="of:=[.P102]-[.P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0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02]-[.Z99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10:04</text:p>
          </table:table-cell>
          <table:covered-table-cell table:number-columns-repeated="2"/>
          <table:table-cell/>
          <table:table-cell table:style-name="ce32" office:value-type="float" office:value="183" calcext:value-type="float" table:number-columns-spanned="5" table:number-rows-spanned="2">
            <text:p>183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34" calcext:value-type="float" table:number-columns-spanned="5" table:number-rows-spanned="2">
            <text:p>34</text:p>
          </table:table-cell>
          <table:covered-table-cell table:number-columns-repeated="4"/>
          <table:table-cell table:number-columns-repeated="3"/>
          <table:table-cell table:style-name="ce49" table:formula="of:=[.P105]-[.P1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0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05]-[.Z1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19:31</text:p>
          </table:table-cell>
          <table:covered-table-cell table:number-columns-repeated="2"/>
          <table:table-cell/>
          <table:table-cell table:style-name="ce32" office:value-type="float" office:value="183" calcext:value-type="float" table:number-columns-spanned="5" table:number-rows-spanned="2">
            <text:p>183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38" calcext:value-type="float" table:number-columns-spanned="5" table:number-rows-spanned="2">
            <text:p>38</text:p>
          </table:table-cell>
          <table:covered-table-cell table:number-columns-repeated="4"/>
          <table:table-cell table:number-columns-repeated="3"/>
          <table:table-cell table:style-name="ce49" table:formula="of:=[.P108]-[.P1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0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08]-[.Z105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3:03</text:p>
          </table:table-cell>
          <table:covered-table-cell table:number-columns-repeated="2"/>
          <table:table-cell/>
          <table:table-cell table:style-name="ce32" office:value-type="float" office:value="183" calcext:value-type="float" table:number-columns-spanned="5" table:number-rows-spanned="2">
            <text:p>183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40" calcext:value-type="float" table:number-columns-spanned="5" table:number-rows-spanned="2">
            <text:p>40</text:p>
          </table:table-cell>
          <table:covered-table-cell table:number-columns-repeated="4"/>
          <table:table-cell table:number-columns-repeated="3"/>
          <table:table-cell table:style-name="ce49" table:formula="of:=[.P111]-[.P1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1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11]-[.Z108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11]" office:value-type="float" office:value="183" calcext:value-type="float" table:number-columns-spanned="5" table:number-rows-spanned="2">
            <text:p>183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111]" office:value-type="float" office:value="40" calcext:value-type="float" table:number-columns-spanned="5" table:number-rows-spanned="2">
            <text:p>40</text:p>
          </table:table-cell>
          <table:covered-table-cell table:number-columns-repeated="4"/>
          <table:table-cell table:number-columns-repeated="3"/>
          <table:table-cell table:style-name="ce49" table:formula="of:=[.P114]-[.P1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1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14]-[.Z1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99]+1" office:value-type="float" office:value="7" calcext:value-type="float" table:number-columns-spanned="2" table:number-rows-spanned="2">
            <text:p>7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Jueves</text:p>
          </table:table-cell>
          <table:covered-table-cell table:number-columns-repeated="3" table:style-name="ce10"/>
          <table:table-cell table:style-name="ce21" office:value-type="date" office:date-value="2022-05-05" calcext:value-type="date" table:number-columns-spanned="4" table:number-rows-spanned="2">
            <text:p>05/05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8:02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42" calcext:value-type="float" table:number-columns-spanned="5" table:number-rows-spanned="2">
            <text:p>42</text:p>
          </table:table-cell>
          <table:covered-table-cell table:number-columns-repeated="4" table:style-name="ce10"/>
          <table:table-cell table:number-columns-repeated="3"/>
          <table:table-cell table:style-name="ce49" table:formula="of:=[.P117]-[.P11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1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17]-[.Z114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9:31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42" calcext:value-type="float" table:number-columns-spanned="5" table:number-rows-spanned="2">
            <text:p>42</text:p>
          </table:table-cell>
          <table:covered-table-cell table:number-columns-repeated="4" table:style-name="ce10"/>
          <table:table-cell table:number-columns-repeated="3"/>
          <table:table-cell table:style-name="ce49" table:formula="of:=[.P120]-[.P1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0]-[.Z1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8:58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46" calcext:value-type="float" table:number-columns-spanned="5" table:number-rows-spanned="2">
            <text:p>46</text:p>
          </table:table-cell>
          <table:covered-table-cell table:number-columns-repeated="4" table:style-name="ce10"/>
          <table:table-cell table:number-columns-repeated="3"/>
          <table:table-cell table:style-name="ce49" table:formula="of:=[.P123]-[.P1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3]-[.Z120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21:04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46" calcext:value-type="float" table:number-columns-spanned="5" table:number-rows-spanned="2">
            <text:p>46</text:p>
          </table:table-cell>
          <table:covered-table-cell table:number-columns-repeated="4" table:style-name="ce10"/>
          <table:table-cell table:number-columns-repeated="3"/>
          <table:table-cell table:style-name="ce49" table:formula="of:=[.P126]-[.P1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6]-[.Z1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23:26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48" calcext:value-type="float" table:number-columns-spanned="5" table:number-rows-spanned="2">
            <text:p>48</text:p>
          </table:table-cell>
          <table:covered-table-cell table:number-columns-repeated="4" table:style-name="ce10"/>
          <table:table-cell table:number-columns-repeated="3"/>
          <table:table-cell table:style-name="ce49" table:formula="of:=[.P129]-[.P1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9]-[.Z126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29]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29]" office:value-type="float" office:value="48" calcext:value-type="float" table:number-columns-spanned="5" table:number-rows-spanned="2">
            <text:p>48</text:p>
          </table:table-cell>
          <table:covered-table-cell table:number-columns-repeated="4" table:style-name="ce10"/>
          <table:table-cell table:number-columns-repeated="3"/>
          <table:table-cell table:style-name="ce49" table:formula="of:=[.P132]-[.P1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3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32]-[.Z1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117]+1" office:value-type="float" office:value="8" calcext:value-type="float" table:number-columns-spanned="2" table:number-rows-spanned="2">
            <text:p>8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Viernes</text:p>
          </table:table-cell>
          <table:covered-table-cell table:number-columns-repeated="3"/>
          <table:table-cell table:style-name="ce20" office:value-type="date" office:date-value="2022-05-06" calcext:value-type="date" table:number-columns-spanned="4" table:number-rows-spanned="2">
            <text:p>06/05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7:52</text:p>
          </table:table-cell>
          <table:covered-table-cell table:number-columns-repeated="2"/>
          <table:table-cell/>
          <table:table-cell table:style-name="ce32" office:value-type="float" office:value="183" calcext:value-type="float" table:number-columns-spanned="5" table:number-rows-spanned="2">
            <text:p>183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50" calcext:value-type="float" table:number-columns-spanned="5" table:number-rows-spanned="2">
            <text:p>50</text:p>
          </table:table-cell>
          <table:covered-table-cell table:number-columns-repeated="4"/>
          <table:table-cell table:number-columns-repeated="3"/>
          <table:table-cell table:style-name="ce49" table:formula="of:=[.P135]-[.P13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3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35]-[.Z132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09:25</text:p>
          </table:table-cell>
          <table:covered-table-cell table:number-columns-repeated="2"/>
          <table:table-cell/>
          <table:table-cell table:style-name="ce32" office:value-type="float" office:value="183" calcext:value-type="float" table:number-columns-spanned="5" table:number-rows-spanned="2">
            <text:p>183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50" calcext:value-type="float" table:number-columns-spanned="5" table:number-rows-spanned="2">
            <text:p>50</text:p>
          </table:table-cell>
          <table:covered-table-cell table:number-columns-repeated="4"/>
          <table:table-cell table:number-columns-repeated="3"/>
          <table:table-cell table:style-name="ce49" table:formula="of:=[.P138]-[.P1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3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38]-[.Z1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38]" office:value-type="float" office:value="183" calcext:value-type="float" table:number-columns-spanned="5" table:number-rows-spanned="2">
            <text:p>183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138]" office:value-type="float" office:value="50" calcext:value-type="float" table:number-columns-spanned="5" table:number-rows-spanned="2">
            <text:p>50</text:p>
          </table:table-cell>
          <table:covered-table-cell table:number-columns-repeated="4"/>
          <table:table-cell table:number-columns-repeated="3"/>
          <table:table-cell table:style-name="ce49" table:formula="of:=[.P141]-[.P1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4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41]-[.Z1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41]" office:value-type="float" office:value="183" calcext:value-type="float" table:number-columns-spanned="5" table:number-rows-spanned="2">
            <text:p>183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141]" office:value-type="float" office:value="50" calcext:value-type="float" table:number-columns-spanned="5" table:number-rows-spanned="2">
            <text:p>50</text:p>
          </table:table-cell>
          <table:covered-table-cell table:number-columns-repeated="4"/>
          <table:table-cell table:number-columns-repeated="3"/>
          <table:table-cell table:style-name="ce49" table:formula="of:=[.P144]-[.P1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4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44]-[.Z1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44]" office:value-type="float" office:value="183" calcext:value-type="float" table:number-columns-spanned="5" table:number-rows-spanned="2">
            <text:p>183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144]" office:value-type="float" office:value="50" calcext:value-type="float" table:number-columns-spanned="5" table:number-rows-spanned="2">
            <text:p>50</text:p>
          </table:table-cell>
          <table:covered-table-cell table:number-columns-repeated="4"/>
          <table:table-cell table:number-columns-repeated="3"/>
          <table:table-cell table:style-name="ce49" table:formula="of:=[.P147]-[.P1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4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47]-[.Z1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47]" office:value-type="float" office:value="183" calcext:value-type="float" table:number-columns-spanned="5" table:number-rows-spanned="2">
            <text:p>183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147]" office:value-type="float" office:value="50" calcext:value-type="float" table:number-columns-spanned="5" table:number-rows-spanned="2">
            <text:p>50</text:p>
          </table:table-cell>
          <table:covered-table-cell table:number-columns-repeated="4"/>
          <table:table-cell table:number-columns-repeated="3"/>
          <table:table-cell table:style-name="ce49" table:formula="of:=[.P150]-[.P1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0]-[.Z1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135]+1" office:value-type="float" office:value="9" calcext:value-type="float" table:number-columns-spanned="2" table:number-rows-spanned="2">
            <text:p>9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Sabado</text:p>
          </table:table-cell>
          <table:covered-table-cell table:number-columns-repeated="3" table:style-name="ce10"/>
          <table:table-cell table:style-name="ce21" office:value-type="date" office:date-value="2022-05-07" calcext:value-type="date" table:number-columns-spanned="4" table:number-rows-spanned="2">
            <text:p>07/05/22</text:p>
          </table:table-cell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50]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50]" office:value-type="float" office:value="50" calcext:value-type="float" table:number-columns-spanned="5" table:number-rows-spanned="2">
            <text:p>50</text:p>
          </table:table-cell>
          <table:covered-table-cell table:number-columns-repeated="4" table:style-name="ce10"/>
          <table:table-cell table:number-columns-repeated="3"/>
          <table:table-cell table:style-name="ce49" table:formula="of:=[.P153]-[.P1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3]-[.Z1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office:value-type="string" calcext:value-type="string" table:number-columns-spanned="23" table:number-rows-spanned="2">
            <text:p>No tome consumo xq no estaba en montevideo</text:p>
          </table:table-cell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53]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53]" office:value-type="float" office:value="50" calcext:value-type="float" table:number-columns-spanned="5" table:number-rows-spanned="2">
            <text:p>50</text:p>
          </table:table-cell>
          <table:covered-table-cell table:number-columns-repeated="4" table:style-name="ce10"/>
          <table:table-cell table:number-columns-repeated="3"/>
          <table:table-cell table:style-name="ce49" table:formula="of:=[.P156]-[.P1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6]-[.Z1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56]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56]" office:value-type="float" office:value="50" calcext:value-type="float" table:number-columns-spanned="5" table:number-rows-spanned="2">
            <text:p>50</text:p>
          </table:table-cell>
          <table:covered-table-cell table:number-columns-repeated="4" table:style-name="ce10"/>
          <table:table-cell table:number-columns-repeated="3"/>
          <table:table-cell table:style-name="ce49" table:formula="of:=[.P159]-[.P1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9]-[.Z1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59]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59]" office:value-type="float" office:value="50" calcext:value-type="float" table:number-columns-spanned="5" table:number-rows-spanned="2">
            <text:p>50</text:p>
          </table:table-cell>
          <table:covered-table-cell table:number-columns-repeated="4" table:style-name="ce10"/>
          <table:table-cell table:number-columns-repeated="3"/>
          <table:table-cell table:style-name="ce49" table:formula="of:=[.P162]-[.P1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6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62]-[.Z1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62]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62]" office:value-type="float" office:value="50" calcext:value-type="float" table:number-columns-spanned="5" table:number-rows-spanned="2">
            <text:p>50</text:p>
          </table:table-cell>
          <table:covered-table-cell table:number-columns-repeated="4" table:style-name="ce10"/>
          <table:table-cell table:number-columns-repeated="3"/>
          <table:table-cell table:style-name="ce49" table:formula="of:=[.P165]-[.P1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6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65]-[.Z1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65]" office:value-type="float" office:value="183" calcext:value-type="float" table:number-columns-spanned="5" table:number-rows-spanned="2">
            <text:p>18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65]" office:value-type="float" office:value="50" calcext:value-type="float" table:number-columns-spanned="5" table:number-rows-spanned="2">
            <text:p>50</text:p>
          </table:table-cell>
          <table:covered-table-cell table:number-columns-repeated="4" table:style-name="ce10"/>
          <table:table-cell table:number-columns-repeated="3"/>
          <table:table-cell table:style-name="ce49" table:formula="of:=[.P168]-[.P1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6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68]-[.Z1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153]+1" office:value-type="float" office:value="10" calcext:value-type="float" table:number-columns-spanned="2" table:number-rows-spanned="2">
            <text:p>10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Domingo</text:p>
          </table:table-cell>
          <table:covered-table-cell table:number-columns-repeated="3"/>
          <table:table-cell table:style-name="ce20" office:value-type="date" office:date-value="2022-05-08" calcext:value-type="date" table:number-columns-spanned="4" table:number-rows-spanned="2">
            <text:p>08/05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21:30</text:p>
          </table:table-cell>
          <table:covered-table-cell table:number-columns-repeated="2"/>
          <table:table-cell/>
          <table:table-cell table:style-name="ce32" office:value-type="float" office:value="184" calcext:value-type="float" table:number-columns-spanned="5" table:number-rows-spanned="2">
            <text:p>184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54" calcext:value-type="float" table:number-columns-spanned="5" table:number-rows-spanned="2">
            <text:p>54</text:p>
          </table:table-cell>
          <table:covered-table-cell table:number-columns-repeated="4"/>
          <table:table-cell table:number-columns-repeated="3"/>
          <table:table-cell table:style-name="ce49" table:formula="of:=[.P171]-[.P168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17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71]-[.Z168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71]" office:value-type="float" office:value="184" calcext:value-type="float" table:number-columns-spanned="5" table:number-rows-spanned="2">
            <text:p>184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171]" office:value-type="float" office:value="54" calcext:value-type="float" table:number-columns-spanned="5" table:number-rows-spanned="2">
            <text:p>54</text:p>
          </table:table-cell>
          <table:covered-table-cell table:number-columns-repeated="4"/>
          <table:table-cell table:number-columns-repeated="3"/>
          <table:table-cell table:style-name="ce49" table:formula="of:=[.P174]-[.P1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7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74]-[.Z1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74]" office:value-type="float" office:value="184" calcext:value-type="float" table:number-columns-spanned="5" table:number-rows-spanned="2">
            <text:p>184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174]" office:value-type="float" office:value="54" calcext:value-type="float" table:number-columns-spanned="5" table:number-rows-spanned="2">
            <text:p>54</text:p>
          </table:table-cell>
          <table:covered-table-cell table:number-columns-repeated="4"/>
          <table:table-cell table:number-columns-repeated="3"/>
          <table:table-cell table:style-name="ce49" table:formula="of:=[.P177]-[.P1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7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77]-[.Z1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77]" office:value-type="float" office:value="184" calcext:value-type="float" table:number-columns-spanned="5" table:number-rows-spanned="2">
            <text:p>184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177]" office:value-type="float" office:value="54" calcext:value-type="float" table:number-columns-spanned="5" table:number-rows-spanned="2">
            <text:p>54</text:p>
          </table:table-cell>
          <table:covered-table-cell table:number-columns-repeated="4"/>
          <table:table-cell table:number-columns-repeated="3"/>
          <table:table-cell table:style-name="ce49" table:formula="of:=[.P180]-[.P1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0]-[.Z1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80]" office:value-type="float" office:value="184" calcext:value-type="float" table:number-columns-spanned="5" table:number-rows-spanned="2">
            <text:p>184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180]" office:value-type="float" office:value="54" calcext:value-type="float" table:number-columns-spanned="5" table:number-rows-spanned="2">
            <text:p>54</text:p>
          </table:table-cell>
          <table:covered-table-cell table:number-columns-repeated="4"/>
          <table:table-cell table:number-columns-repeated="3"/>
          <table:table-cell table:style-name="ce49" table:formula="of:=[.P183]-[.P1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3]-[.Z1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83]" office:value-type="float" office:value="184" calcext:value-type="float" table:number-columns-spanned="5" table:number-rows-spanned="2">
            <text:p>184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183]" office:value-type="float" office:value="54" calcext:value-type="float" table:number-columns-spanned="5" table:number-rows-spanned="2">
            <text:p>54</text:p>
          </table:table-cell>
          <table:covered-table-cell table:number-columns-repeated="4"/>
          <table:table-cell table:number-columns-repeated="3"/>
          <table:table-cell table:style-name="ce49" table:formula="of:=[.P186]-[.P1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6]-[.Z1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171]+1" office:value-type="float" office:value="11" calcext:value-type="float" table:number-columns-spanned="2" table:number-rows-spanned="2">
            <text:p>11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Lunes</text:p>
          </table:table-cell>
          <table:covered-table-cell table:number-columns-repeated="3" table:style-name="ce10"/>
          <table:table-cell table:style-name="ce21" office:value-type="date" office:date-value="2022-05-09" calcext:value-type="date" table:number-columns-spanned="4" table:number-rows-spanned="2">
            <text:p>09/05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7:49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4" calcext:value-type="float" table:number-columns-spanned="5" table:number-rows-spanned="2">
            <text:p>184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59" calcext:value-type="float" table:number-columns-spanned="5" table:number-rows-spanned="2">
            <text:p>59</text:p>
          </table:table-cell>
          <table:covered-table-cell table:number-columns-repeated="4" table:style-name="ce10"/>
          <table:table-cell table:number-columns-repeated="3"/>
          <table:table-cell table:style-name="ce49" table:formula="of:=[.P189]-[.P1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9]-[.Z186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9:36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4" calcext:value-type="float" table:number-columns-spanned="5" table:number-rows-spanned="2">
            <text:p>184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59" calcext:value-type="float" table:number-columns-spanned="5" table:number-rows-spanned="2">
            <text:p>59</text:p>
          </table:table-cell>
          <table:covered-table-cell table:number-columns-repeated="4" table:style-name="ce10"/>
          <table:table-cell table:number-columns-repeated="3"/>
          <table:table-cell table:style-name="ce49" table:formula="of:=[.P192]-[.P1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9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92]-[.Z1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8:26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4" calcext:value-type="float" table:number-columns-spanned="5" table:number-rows-spanned="2">
            <text:p>184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63" calcext:value-type="float" table:number-columns-spanned="5" table:number-rows-spanned="2">
            <text:p>63</text:p>
          </table:table-cell>
          <table:covered-table-cell table:number-columns-repeated="4" table:style-name="ce10"/>
          <table:table-cell table:number-columns-repeated="3"/>
          <table:table-cell table:style-name="ce49" table:formula="of:=[.P195]-[.P19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9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95]-[.Z192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20:58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5" calcext:value-type="float" table:number-columns-spanned="5" table:number-rows-spanned="2">
            <text:p>185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63" calcext:value-type="float" table:number-columns-spanned="5" table:number-rows-spanned="2">
            <text:p>63</text:p>
          </table:table-cell>
          <table:covered-table-cell table:number-columns-repeated="4" table:style-name="ce10"/>
          <table:table-cell table:number-columns-repeated="3"/>
          <table:table-cell table:style-name="ce49" table:formula="of:=[.P198]-[.P195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19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98]-[.Z1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23:05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5" calcext:value-type="float" table:number-columns-spanned="5" table:number-rows-spanned="2">
            <text:p>185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66" calcext:value-type="float" table:number-columns-spanned="5" table:number-rows-spanned="2">
            <text:p>66</text:p>
          </table:table-cell>
          <table:covered-table-cell table:number-columns-repeated="4" table:style-name="ce10"/>
          <table:table-cell table:number-columns-repeated="3"/>
          <table:table-cell table:style-name="ce49" table:formula="of:=[.P201]-[.P1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0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01]-[.Z198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01]" office:value-type="float" office:value="185" calcext:value-type="float" table:number-columns-spanned="5" table:number-rows-spanned="2">
            <text:p>185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01]" office:value-type="float" office:value="66" calcext:value-type="float" table:number-columns-spanned="5" table:number-rows-spanned="2">
            <text:p>66</text:p>
          </table:table-cell>
          <table:covered-table-cell table:number-columns-repeated="4" table:style-name="ce10"/>
          <table:table-cell table:number-columns-repeated="3"/>
          <table:table-cell table:style-name="ce49" table:formula="of:=[.P204]-[.P2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0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04]-[.Z2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189]+1" office:value-type="float" office:value="12" calcext:value-type="float" table:number-columns-spanned="2" table:number-rows-spanned="2">
            <text:p>12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Martes</text:p>
          </table:table-cell>
          <table:covered-table-cell table:number-columns-repeated="3"/>
          <table:table-cell table:style-name="ce20" office:value-type="date" office:date-value="2022-05-10" calcext:value-type="date" table:number-columns-spanned="4" table:number-rows-spanned="2">
            <text:p>10/05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7:56</text:p>
          </table:table-cell>
          <table:covered-table-cell table:number-columns-repeated="2"/>
          <table:table-cell/>
          <table:table-cell table:style-name="ce32" office:value-type="float" office:value="185" calcext:value-type="float" table:number-columns-spanned="5" table:number-rows-spanned="2">
            <text:p>185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68" calcext:value-type="float" table:number-columns-spanned="5" table:number-rows-spanned="2">
            <text:p>68</text:p>
          </table:table-cell>
          <table:covered-table-cell table:number-columns-repeated="4"/>
          <table:table-cell table:number-columns-repeated="3"/>
          <table:table-cell table:style-name="ce49" table:formula="of:=[.P207]-[.P2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0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07]-[.Z204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09:54</text:p>
          </table:table-cell>
          <table:covered-table-cell table:number-columns-repeated="2"/>
          <table:table-cell/>
          <table:table-cell table:style-name="ce32" office:value-type="float" office:value="185" calcext:value-type="float" table:number-columns-spanned="5" table:number-rows-spanned="2">
            <text:p>185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68" calcext:value-type="float" table:number-columns-spanned="5" table:number-rows-spanned="2">
            <text:p>68</text:p>
          </table:table-cell>
          <table:covered-table-cell table:number-columns-repeated="4"/>
          <table:table-cell table:number-columns-repeated="3"/>
          <table:table-cell table:style-name="ce49" table:formula="of:=[.P210]-[.P2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0]-[.Z2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18:52</text:p>
          </table:table-cell>
          <table:covered-table-cell table:number-columns-repeated="2"/>
          <table:table-cell/>
          <table:table-cell table:style-name="ce32" office:value-type="float" office:value="185" calcext:value-type="float" table:number-columns-spanned="5" table:number-rows-spanned="2">
            <text:p>185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70" calcext:value-type="float" table:number-columns-spanned="5" table:number-rows-spanned="2">
            <text:p>70</text:p>
          </table:table-cell>
          <table:covered-table-cell table:number-columns-repeated="4"/>
          <table:table-cell table:number-columns-repeated="3"/>
          <table:table-cell table:style-name="ce49" table:formula="of:=[.P213]-[.P2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3]-[.Z210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1:06</text:p>
          </table:table-cell>
          <table:covered-table-cell table:number-columns-repeated="2"/>
          <table:table-cell/>
          <table:table-cell table:style-name="ce32" office:value-type="float" office:value="185" calcext:value-type="float" table:number-columns-spanned="5" table:number-rows-spanned="2">
            <text:p>185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70" calcext:value-type="float" table:number-columns-spanned="5" table:number-rows-spanned="2">
            <text:p>70</text:p>
          </table:table-cell>
          <table:covered-table-cell table:number-columns-repeated="4"/>
          <table:table-cell table:number-columns-repeated="3"/>
          <table:table-cell table:style-name="ce49" table:formula="of:=[.P216]-[.P2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6]-[.Z2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6]" office:value-type="float" office:value="185" calcext:value-type="float" table:number-columns-spanned="5" table:number-rows-spanned="2">
            <text:p>185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216]" office:value-type="float" office:value="70" calcext:value-type="float" table:number-columns-spanned="5" table:number-rows-spanned="2">
            <text:p>70</text:p>
          </table:table-cell>
          <table:covered-table-cell table:number-columns-repeated="4"/>
          <table:table-cell table:number-columns-repeated="3"/>
          <table:table-cell table:style-name="ce49" table:formula="of:=[.P219]-[.P2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9]-[.Z2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9]" office:value-type="float" office:value="185" calcext:value-type="float" table:number-columns-spanned="5" table:number-rows-spanned="2">
            <text:p>185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219]" office:value-type="float" office:value="70" calcext:value-type="float" table:number-columns-spanned="5" table:number-rows-spanned="2">
            <text:p>70</text:p>
          </table:table-cell>
          <table:covered-table-cell table:number-columns-repeated="4"/>
          <table:table-cell table:number-columns-repeated="3"/>
          <table:table-cell table:style-name="ce49" table:formula="of:=[.P222]-[.P2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2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22]-[.Z2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207]+1" office:value-type="float" office:value="13" calcext:value-type="float" table:number-columns-spanned="2" table:number-rows-spanned="2">
            <text:p>13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Miercoles</text:p>
          </table:table-cell>
          <table:covered-table-cell table:number-columns-repeated="3" table:style-name="ce10"/>
          <table:table-cell table:style-name="ce21" office:value-type="date" office:date-value="2022-05-11" calcext:value-type="date" table:number-columns-spanned="4" table:number-rows-spanned="2">
            <text:p>11/05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0:04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5" calcext:value-type="float" table:number-columns-spanned="5" table:number-rows-spanned="2">
            <text:p>185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74" calcext:value-type="float" table:number-columns-spanned="5" table:number-rows-spanned="2">
            <text:p>74</text:p>
          </table:table-cell>
          <table:covered-table-cell table:number-columns-repeated="4" table:style-name="ce10"/>
          <table:table-cell table:number-columns-repeated="3"/>
          <table:table-cell table:style-name="ce49" table:formula="of:=[.P225]-[.P2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2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25]-[.Z222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7:49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5" calcext:value-type="float" table:number-columns-spanned="5" table:number-rows-spanned="2">
            <text:p>185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75" calcext:value-type="float" table:number-columns-spanned="5" table:number-rows-spanned="2">
            <text:p>75</text:p>
          </table:table-cell>
          <table:covered-table-cell table:number-columns-repeated="4" table:style-name="ce10"/>
          <table:table-cell table:number-columns-repeated="3"/>
          <table:table-cell table:style-name="ce49" table:formula="of:=[.P228]-[.P2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2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28]-[.Z225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9:31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5" calcext:value-type="float" table:number-columns-spanned="5" table:number-rows-spanned="2">
            <text:p>185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76" calcext:value-type="float" table:number-columns-spanned="5" table:number-rows-spanned="2">
            <text:p>76</text:p>
          </table:table-cell>
          <table:covered-table-cell table:number-columns-repeated="4" table:style-name="ce10"/>
          <table:table-cell table:number-columns-repeated="3"/>
          <table:table-cell table:style-name="ce49" table:formula="of:=[.P231]-[.P2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3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31]-[.Z228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8:42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5" calcext:value-type="float" table:number-columns-spanned="5" table:number-rows-spanned="2">
            <text:p>185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77" calcext:value-type="float" table:number-columns-spanned="5" table:number-rows-spanned="2">
            <text:p>77</text:p>
          </table:table-cell>
          <table:covered-table-cell table:number-columns-repeated="4" table:style-name="ce10"/>
          <table:table-cell table:number-columns-repeated="3"/>
          <table:table-cell table:style-name="ce49" table:formula="of:=[.P234]-[.P2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3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34]-[.Z231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23:59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5" calcext:value-type="float" table:number-columns-spanned="5" table:number-rows-spanned="2">
            <text:p>185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77" calcext:value-type="float" table:number-columns-spanned="5" table:number-rows-spanned="2">
            <text:p>77</text:p>
          </table:table-cell>
          <table:covered-table-cell table:number-columns-repeated="4" table:style-name="ce10"/>
          <table:table-cell table:number-columns-repeated="3"/>
          <table:table-cell table:style-name="ce49" table:formula="of:=[.P237]-[.P2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3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37]-[.Z2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37]" office:value-type="float" office:value="185" calcext:value-type="float" table:number-columns-spanned="5" table:number-rows-spanned="2">
            <text:p>185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37]" office:value-type="float" office:value="77" calcext:value-type="float" table:number-columns-spanned="5" table:number-rows-spanned="2">
            <text:p>77</text:p>
          </table:table-cell>
          <table:covered-table-cell table:number-columns-repeated="4" table:style-name="ce10"/>
          <table:table-cell table:number-columns-repeated="3"/>
          <table:table-cell table:style-name="ce49" table:formula="of:=[.P240]-[.P2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0]-[.Z2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225]+1" office:value-type="float" office:value="14" calcext:value-type="float" table:number-columns-spanned="2" table:number-rows-spanned="2">
            <text:p>14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Jueves</text:p>
          </table:table-cell>
          <table:covered-table-cell table:number-columns-repeated="3"/>
          <table:table-cell table:style-name="ce20" office:value-type="date" office:date-value="2022-05-12" calcext:value-type="date" table:number-columns-spanned="4" table:number-rows-spanned="2">
            <text:p>12/05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0:12</text:p>
          </table:table-cell>
          <table:covered-table-cell table:number-columns-repeated="2"/>
          <table:table-cell/>
          <table:table-cell table:style-name="ce32" office:value-type="float" office:value="185" calcext:value-type="float" table:number-columns-spanned="5" table:number-rows-spanned="2">
            <text:p>185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77" calcext:value-type="float" table:number-columns-spanned="5" table:number-rows-spanned="2">
            <text:p>77</text:p>
          </table:table-cell>
          <table:covered-table-cell table:number-columns-repeated="4"/>
          <table:table-cell table:number-columns-repeated="3"/>
          <table:table-cell table:style-name="ce49" table:formula="of:=[.P243]-[.P2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3]-[.Z2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08:19</text:p>
          </table:table-cell>
          <table:covered-table-cell table:number-columns-repeated="2"/>
          <table:table-cell/>
          <table:table-cell table:style-name="ce32" office:value-type="float" office:value="185" calcext:value-type="float" table:number-columns-spanned="5" table:number-rows-spanned="2">
            <text:p>185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82" calcext:value-type="float" table:number-columns-spanned="5" table:number-rows-spanned="2">
            <text:p>82</text:p>
          </table:table-cell>
          <table:covered-table-cell table:number-columns-repeated="4"/>
          <table:table-cell table:number-columns-repeated="3"/>
          <table:table-cell table:style-name="ce49" table:formula="of:=[.P246]-[.P2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6]-[.Z243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19:02</text:p>
          </table:table-cell>
          <table:covered-table-cell table:number-columns-repeated="2"/>
          <table:table-cell/>
          <table:table-cell table:style-name="ce32" office:value-type="float" office:value="185" calcext:value-type="float" table:number-columns-spanned="5" table:number-rows-spanned="2">
            <text:p>185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85" calcext:value-type="float" table:number-columns-spanned="5" table:number-rows-spanned="2">
            <text:p>85</text:p>
          </table:table-cell>
          <table:covered-table-cell table:number-columns-repeated="4"/>
          <table:table-cell table:number-columns-repeated="3"/>
          <table:table-cell table:style-name="ce49" table:formula="of:=[.P249]-[.P2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9]-[.Z246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1:58</text:p>
          </table:table-cell>
          <table:covered-table-cell table:number-columns-repeated="2"/>
          <table:table-cell/>
          <table:table-cell table:style-name="ce32" office:value-type="float" office:value="185" calcext:value-type="float" table:number-columns-spanned="5" table:number-rows-spanned="2">
            <text:p>185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85" calcext:value-type="float" table:number-columns-spanned="5" table:number-rows-spanned="2">
            <text:p>85</text:p>
          </table:table-cell>
          <table:covered-table-cell table:number-columns-repeated="4"/>
          <table:table-cell table:number-columns-repeated="3"/>
          <table:table-cell table:style-name="ce49" table:formula="of:=[.P252]-[.P2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5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52]-[.Z2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52]" office:value-type="float" office:value="185" calcext:value-type="float" table:number-columns-spanned="5" table:number-rows-spanned="2">
            <text:p>185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252]" office:value-type="float" office:value="85" calcext:value-type="float" table:number-columns-spanned="5" table:number-rows-spanned="2">
            <text:p>85</text:p>
          </table:table-cell>
          <table:covered-table-cell table:number-columns-repeated="4"/>
          <table:table-cell table:number-columns-repeated="3"/>
          <table:table-cell table:style-name="ce49" table:formula="of:=[.P255]-[.P2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5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55]-[.Z2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55]" office:value-type="float" office:value="185" calcext:value-type="float" table:number-columns-spanned="5" table:number-rows-spanned="2">
            <text:p>185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255]" office:value-type="float" office:value="85" calcext:value-type="float" table:number-columns-spanned="5" table:number-rows-spanned="2">
            <text:p>85</text:p>
          </table:table-cell>
          <table:covered-table-cell table:number-columns-repeated="4"/>
          <table:table-cell table:number-columns-repeated="3"/>
          <table:table-cell table:style-name="ce49" table:formula="of:=[.P258]-[.P2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5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58]-[.Z2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243]+1" office:value-type="float" office:value="15" calcext:value-type="float" table:number-columns-spanned="2" table:number-rows-spanned="2">
            <text:p>15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Viernes</text:p>
          </table:table-cell>
          <table:covered-table-cell table:number-columns-repeated="3" table:style-name="ce10"/>
          <table:table-cell table:style-name="ce21" office:value-type="date" office:date-value="2022-05-13" calcext:value-type="date" table:number-columns-spanned="4" table:number-rows-spanned="2">
            <text:p>13/05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0:57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6" calcext:value-type="float" table:number-columns-spanned="5" table:number-rows-spanned="2">
            <text:p>186</text:p>
          </table:table-cell>
          <table:covered-table-cell table:number-columns-repeated="4" table:style-name="ce10"/>
          <table:table-cell table:style-name="ce10"/>
          <table:table-cell table:style-name="ce40" office:value-type="float" office:value="1" calcext:value-type="float" table:number-columns-spanned="3" table:number-rows-spanned="2">
            <text:p>1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87" calcext:value-type="float" table:number-columns-spanned="5" table:number-rows-spanned="2">
            <text:p>87</text:p>
          </table:table-cell>
          <table:covered-table-cell table:number-columns-repeated="4" table:style-name="ce10"/>
          <table:table-cell table:number-columns-repeated="3"/>
          <table:table-cell table:style-name="ce49" table:formula="of:=[.P261]-[.P258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261]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52" table:formula="of:=[.Z261]-[.Z258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8:39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6" calcext:value-type="float" table:number-columns-spanned="5" table:number-rows-spanned="2">
            <text:p>186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89" calcext:value-type="float" table:number-columns-spanned="5" table:number-rows-spanned="2">
            <text:p>89</text:p>
          </table:table-cell>
          <table:covered-table-cell table:number-columns-repeated="4" table:style-name="ce10"/>
          <table:table-cell table:number-columns-repeated="3"/>
          <table:table-cell table:style-name="ce49" table:formula="of:=[.P264]-[.P26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6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64]-[.Z261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0:12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6" calcext:value-type="float" table:number-columns-spanned="5" table:number-rows-spanned="2">
            <text:p>186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89" calcext:value-type="float" table:number-columns-spanned="5" table:number-rows-spanned="2">
            <text:p>89</text:p>
          </table:table-cell>
          <table:covered-table-cell table:number-columns-repeated="4" table:style-name="ce10"/>
          <table:table-cell table:number-columns-repeated="3"/>
          <table:table-cell table:style-name="ce49" table:formula="of:=[.P267]-[.P26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6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67]-[.Z26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8:36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6" calcext:value-type="float" table:number-columns-spanned="5" table:number-rows-spanned="2">
            <text:p>186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92" calcext:value-type="float" table:number-columns-spanned="5" table:number-rows-spanned="2">
            <text:p>92</text:p>
          </table:table-cell>
          <table:covered-table-cell table:number-columns-repeated="4" table:style-name="ce10"/>
          <table:table-cell table:number-columns-repeated="3"/>
          <table:table-cell table:style-name="ce49" table:formula="of:=[.P270]-[.P26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0]-[.Z267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20:47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6" calcext:value-type="float" table:number-columns-spanned="5" table:number-rows-spanned="2">
            <text:p>186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92" calcext:value-type="float" table:number-columns-spanned="5" table:number-rows-spanned="2">
            <text:p>92</text:p>
          </table:table-cell>
          <table:covered-table-cell table:number-columns-repeated="4" table:style-name="ce10"/>
          <table:table-cell table:number-columns-repeated="3"/>
          <table:table-cell table:style-name="ce49" table:formula="of:=[.P273]-[.P27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3]-[.Z27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73]" office:value-type="float" office:value="186" calcext:value-type="float" table:number-columns-spanned="5" table:number-rows-spanned="2">
            <text:p>186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73]" office:value-type="float" office:value="92" calcext:value-type="float" table:number-columns-spanned="5" table:number-rows-spanned="2">
            <text:p>92</text:p>
          </table:table-cell>
          <table:covered-table-cell table:number-columns-repeated="4" table:style-name="ce10"/>
          <table:table-cell table:number-columns-repeated="3"/>
          <table:table-cell table:style-name="ce49" table:formula="of:=[.P276]-[.P27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6]-[.Z27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261]+1" office:value-type="float" office:value="16" calcext:value-type="float" table:number-columns-spanned="2" table:number-rows-spanned="2">
            <text:p>16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Sabado</text:p>
          </table:table-cell>
          <table:covered-table-cell table:number-columns-repeated="3"/>
          <table:table-cell table:style-name="ce20" office:value-type="date" office:date-value="2022-05-14" calcext:value-type="date" table:number-columns-spanned="4" table:number-rows-spanned="2">
            <text:p>14/05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0:30</text:p>
          </table:table-cell>
          <table:covered-table-cell table:number-columns-repeated="2"/>
          <table:table-cell/>
          <table:table-cell table:style-name="ce32" office:value-type="float" office:value="186" calcext:value-type="float" table:number-columns-spanned="5" table:number-rows-spanned="2">
            <text:p>186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94" calcext:value-type="float" table:number-columns-spanned="5" table:number-rows-spanned="2">
            <text:p>94</text:p>
          </table:table-cell>
          <table:covered-table-cell table:number-columns-repeated="4"/>
          <table:table-cell table:number-columns-repeated="3"/>
          <table:table-cell table:style-name="ce49" table:formula="of:=[.P279]-[.P27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9]-[.Z276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07:10</text:p>
          </table:table-cell>
          <table:covered-table-cell table:number-columns-repeated="2"/>
          <table:table-cell/>
          <table:table-cell table:style-name="ce32" office:value-type="float" office:value="186" calcext:value-type="float" table:number-columns-spanned="5" table:number-rows-spanned="2">
            <text:p>186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96" calcext:value-type="float" table:number-columns-spanned="5" table:number-rows-spanned="2">
            <text:p>96</text:p>
          </table:table-cell>
          <table:covered-table-cell table:number-columns-repeated="4"/>
          <table:table-cell table:number-columns-repeated="3"/>
          <table:table-cell table:style-name="ce49" table:formula="of:=[.P282]-[.P27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8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82]-[.Z279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17:30</text:p>
          </table:table-cell>
          <table:covered-table-cell table:number-columns-repeated="2"/>
          <table:table-cell/>
          <table:table-cell table:style-name="ce32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40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32" office:value-type="float" office:value="100" calcext:value-type="float" table:number-columns-spanned="5" table:number-rows-spanned="2">
            <text:p>100</text:p>
          </table:table-cell>
          <table:covered-table-cell table:number-columns-repeated="4"/>
          <table:table-cell table:number-columns-repeated="3"/>
          <table:table-cell table:style-name="ce49" table:formula="of:=[.P285]-[.P282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285]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52" table:formula="of:=[.Z285]-[.Z282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1:48</text:p>
          </table:table-cell>
          <table:covered-table-cell table:number-columns-repeated="2"/>
          <table:table-cell/>
          <table:table-cell table:style-name="ce32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office:value-type="float" office:value="101" calcext:value-type="float" table:number-columns-spanned="5" table:number-rows-spanned="2">
            <text:p>101</text:p>
          </table:table-cell>
          <table:covered-table-cell table:number-columns-repeated="4"/>
          <table:table-cell table:number-columns-repeated="3"/>
          <table:table-cell table:style-name="ce49" table:formula="of:=[.P288]-[.P28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8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88]-[.Z285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88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288]" office:value-type="float" office:value="101" calcext:value-type="float" table:number-columns-spanned="5" table:number-rows-spanned="2">
            <text:p>101</text:p>
          </table:table-cell>
          <table:covered-table-cell table:number-columns-repeated="4"/>
          <table:table-cell table:number-columns-repeated="3"/>
          <table:table-cell table:style-name="ce49" table:formula="of:=[.P291]-[.P28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9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91]-[.Z28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91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291]" office:value-type="float" office:value="101" calcext:value-type="float" table:number-columns-spanned="5" table:number-rows-spanned="2">
            <text:p>101</text:p>
          </table:table-cell>
          <table:covered-table-cell table:number-columns-repeated="4"/>
          <table:table-cell table:number-columns-repeated="3"/>
          <table:table-cell table:style-name="ce49" table:formula="of:=[.P294]-[.P29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9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94]-[.Z29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279]+1" office:value-type="float" office:value="17" calcext:value-type="float" table:number-columns-spanned="2" table:number-rows-spanned="2">
            <text:p>17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Domingo</text:p>
          </table:table-cell>
          <table:covered-table-cell table:number-columns-repeated="3" table:style-name="ce10"/>
          <table:table-cell table:style-name="ce21" office:value-type="date" office:date-value="2022-05-15" calcext:value-type="date" table:number-columns-spanned="4" table:number-rows-spanned="2">
            <text:p>15/05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7:47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03" calcext:value-type="float" table:number-columns-spanned="5" table:number-rows-spanned="2">
            <text:p>103</text:p>
          </table:table-cell>
          <table:covered-table-cell table:number-columns-repeated="4" table:style-name="ce10"/>
          <table:table-cell table:number-columns-repeated="3"/>
          <table:table-cell table:style-name="ce49" table:formula="of:=[.P297]-[.P29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9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97]-[.Z294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2:07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04" calcext:value-type="float" table:number-columns-spanned="5" table:number-rows-spanned="2">
            <text:p>104</text:p>
          </table:table-cell>
          <table:covered-table-cell table:number-columns-repeated="4" table:style-name="ce10"/>
          <table:table-cell table:number-columns-repeated="3"/>
          <table:table-cell table:style-name="ce49" table:formula="of:=[.P300]-[.P29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0]-[.Z297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6:58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06" calcext:value-type="float" table:number-columns-spanned="5" table:number-rows-spanned="2">
            <text:p>106</text:p>
          </table:table-cell>
          <table:covered-table-cell table:number-columns-repeated="4" table:style-name="ce10"/>
          <table:table-cell table:number-columns-repeated="3"/>
          <table:table-cell table:style-name="ce49" table:formula="of:=[.P303]-[.P30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3]-[.Z300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21:07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06" calcext:value-type="float" table:number-columns-spanned="5" table:number-rows-spanned="2">
            <text:p>106</text:p>
          </table:table-cell>
          <table:covered-table-cell table:number-columns-repeated="4" table:style-name="ce10"/>
          <table:table-cell table:number-columns-repeated="3"/>
          <table:table-cell table:style-name="ce49" table:formula="of:=[.P306]-[.P30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6]-[.Z30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06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06]" office:value-type="float" office:value="106" calcext:value-type="float" table:number-columns-spanned="5" table:number-rows-spanned="2">
            <text:p>106</text:p>
          </table:table-cell>
          <table:covered-table-cell table:number-columns-repeated="4" table:style-name="ce10"/>
          <table:table-cell table:number-columns-repeated="3"/>
          <table:table-cell table:style-name="ce49" table:formula="of:=[.P309]-[.P30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9]-[.Z30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09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09]" office:value-type="float" office:value="106" calcext:value-type="float" table:number-columns-spanned="5" table:number-rows-spanned="2">
            <text:p>106</text:p>
          </table:table-cell>
          <table:covered-table-cell table:number-columns-repeated="4" table:style-name="ce10"/>
          <table:table-cell table:number-columns-repeated="3"/>
          <table:table-cell table:style-name="ce49" table:formula="of:=[.P312]-[.P30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1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12]-[.Z30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297]+1" office:value-type="float" office:value="18" calcext:value-type="float" table:number-columns-spanned="2" table:number-rows-spanned="2">
            <text:p>18</text:p>
          </table:table-cell>
          <table:covered-table-cell/>
          <table:table-cell/>
          <table:table-cell table:style-name="ce11" office:value-type="string" calcext:value-type="string" table:number-columns-spanned="4" table:number-rows-spanned="2">
            <text:p>Lunes</text:p>
          </table:table-cell>
          <table:covered-table-cell table:number-columns-repeated="3" table:style-name="ce12"/>
          <table:table-cell table:style-name="ce34" office:value-type="date" office:date-value="2022-05-16" calcext:value-type="date" table:number-columns-spanned="4" table:number-rows-spanned="2">
            <text:p>16/05/22</text:p>
          </table:table-cell>
          <table:covered-table-cell table:number-columns-repeated="3" table:style-name="ce12"/>
          <table:table-cell table:style-name="ce57" office:value-type="string" calcext:value-type="string" table:number-columns-spanned="3" table:number-rows-spanned="2">
            <text:p>00:00</text:p>
          </table:table-cell>
          <table:covered-table-cell table:number-columns-repeated="2" table:style-name="ce12"/>
          <table:table-cell/>
          <table:table-cell table:style-name="ce69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69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15]-[.P31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1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15]-[.Z312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64" office:value-type="string" calcext:value-type="string" table:number-columns-spanned="23" table:number-rows-spanned="2">
            <text:p>Esta es la lectura que informa ute y tiene sentido.</text:p>
          </table:table-cell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2"/>
          <table:covered-table-cell table:style-name="ce58"/>
          <table:covered-table-cell table:number-columns-repeated="2" table:style-name="ce12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15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15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18]-[.P3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1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18]-[.Z3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18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18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21]-[.P3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2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21]-[.Z3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21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21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24]-[.P3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2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24]-[.Z3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24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24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27]-[.P3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2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27]-[.Z3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office:value-type="string" calcext:value-type="string" table:number-columns-spanned="23" table:number-rows-spanned="2">
            <text:p>Este lunes fue feriado según informaba ute</text:p>
          </table:table-cell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27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27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30]-[.P3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0]-[.Z3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315]+1" office:value-type="float" office:value="19" calcext:value-type="float" table:number-columns-spanned="2" table:number-rows-spanned="2">
            <text:p>19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30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30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333]-[.P3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3]-[.Z3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33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33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336]-[.P3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6]-[.Z3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36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36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339]-[.P3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9]-[.Z3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39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39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342]-[.P3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4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42]-[.Z3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42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42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345]-[.P3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4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45]-[.Z3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45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45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348]-[.P3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4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48]-[.Z3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333]+1" office:value-type="float" office:value="20" calcext:value-type="float" table:number-columns-spanned="2" table:number-rows-spanned="2">
            <text:p>20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48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48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51]-[.P3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5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51]-[.Z3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51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51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54]-[.P3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5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54]-[.Z3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54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54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57]-[.P3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5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57]-[.Z3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57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57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60]-[.P3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0]-[.Z3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60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60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63]-[.P36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3]-[.Z36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63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63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66]-[.P3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6]-[.Z3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351]+1" office:value-type="float" office:value="21" calcext:value-type="float" table:number-columns-spanned="2" table:number-rows-spanned="2">
            <text:p>21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66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66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369]-[.P3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9]-[.Z3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69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69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372]-[.P3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7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72]-[.Z3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72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72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375]-[.P3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7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75]-[.Z3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75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75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378]-[.P3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7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78]-[.Z3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78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78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381]-[.P37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8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81]-[.Z37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81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81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384]-[.P3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8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84]-[.Z3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369]+1" office:value-type="float" office:value="22" calcext:value-type="float" table:number-columns-spanned="2" table:number-rows-spanned="2">
            <text:p>22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84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84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87]-[.P3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8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87]-[.Z3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87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87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90]-[.P3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0]-[.Z3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0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90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93]-[.P3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3]-[.Z3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3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93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96]-[.P3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6]-[.Z3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6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96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399]-[.P39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9]-[.Z39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9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399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402]-[.P3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0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02]-[.Z3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387]+1" office:value-type="float" office:value="23" calcext:value-type="float" table:number-columns-spanned="2" table:number-rows-spanned="2">
            <text:p>23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02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02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05]-[.P4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0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05]-[.Z4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05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05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08]-[.P4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0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08]-[.Z4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08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08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11]-[.P4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1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11]-[.Z4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11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11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14]-[.P4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1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14]-[.Z4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14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14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17]-[.P41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1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17]-[.Z41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17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17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20]-[.P4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0]-[.Z4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405]+1" office:value-type="float" office:value="24" calcext:value-type="float" table:number-columns-spanned="2" table:number-rows-spanned="2">
            <text:p>24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0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420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423]-[.P4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3]-[.Z4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3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423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426]-[.P4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6]-[.Z4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6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426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429]-[.P4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9]-[.Z4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9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429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432]-[.P4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3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32]-[.Z4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32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432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435]-[.P43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3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35]-[.Z43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35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435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438]-[.P4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3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38]-[.Z4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423]+1" office:value-type="float" office:value="25" calcext:value-type="float" table:number-columns-spanned="2" table:number-rows-spanned="2">
            <text:p>25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38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38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41]-[.P4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4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41]-[.Z4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41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41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44]-[.P4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4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44]-[.Z4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44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44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47]-[.P4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4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47]-[.Z4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47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47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50]-[.P4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0]-[.Z4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50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50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53]-[.P4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3]-[.Z4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53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53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56]-[.P4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6]-[.Z4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441]+1" office:value-type="float" office:value="26" calcext:value-type="float" table:number-columns-spanned="2" table:number-rows-spanned="2">
            <text:p>26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56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456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459]-[.P4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9]-[.Z4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59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459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462]-[.P4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6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62]-[.Z4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62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462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465]-[.P4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6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65]-[.Z4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65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465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468]-[.P4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6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68]-[.Z4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68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468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471]-[.P46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7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71]-[.Z46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71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471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474]-[.P4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7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74]-[.Z4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459]+1" office:value-type="float" office:value="27" calcext:value-type="float" table:number-columns-spanned="2" table:number-rows-spanned="2">
            <text:p>27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74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74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77]-[.P4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7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77]-[.Z4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77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77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80]-[.P4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0]-[.Z4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80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80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83]-[.P4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3]-[.Z4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83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83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86]-[.P4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6]-[.Z4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86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86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89]-[.P4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9]-[.Z4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89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89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492]-[.P4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9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92]-[.Z4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477]+1" office:value-type="float" office:value="28" calcext:value-type="float" table:number-columns-spanned="2" table:number-rows-spanned="2">
            <text:p>28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92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492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495]-[.P49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9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95]-[.Z49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95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495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498]-[.P4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9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98]-[.Z4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98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498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501]-[.P4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0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01]-[.Z4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01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501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504]-[.P5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0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04]-[.Z5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04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504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507]-[.P5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0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07]-[.Z5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07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507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510]-[.P5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0]-[.Z5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495]+1" office:value-type="float" office:value="29" calcext:value-type="float" table:number-columns-spanned="2" table:number-rows-spanned="2">
            <text:p>29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10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10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513]-[.P5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3]-[.Z5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13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13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516]-[.P5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6]-[.Z5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16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16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519]-[.P5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9]-[.Z5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19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19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522]-[.P5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2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22]-[.Z5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22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22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525]-[.P5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2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25]-[.Z5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25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25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528]-[.P5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2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28]-[.Z5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513]+1" office:value-type="float" office:value="30" calcext:value-type="float" table:number-columns-spanned="2" table:number-rows-spanned="2">
            <text:p>30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28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528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531]-[.P5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3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31]-[.Z5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31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531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534]-[.P5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3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34]-[.Z5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34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534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537]-[.P5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3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37]-[.Z5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37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537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540]-[.P5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0]-[.Z5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40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540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543]-[.P5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3]-[.Z5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43]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74" table:number-columns-spanned="3" table:number-rows-spanned="2"/>
          <table:covered-table-cell table:number-columns-repeated="2"/>
          <table:table-cell/>
          <table:table-cell table:style-name="ce32" table:formula="of:=[.Z543]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3"/>
          <table:table-cell table:style-name="ce49" table:formula="of:=[.P546]-[.P5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6]-[.Z5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1001"/>
        </table:table-row>
        <table:table-row table:style-name="ro1">
          <table:table-cell table:style-name="ce4" table:formula="of:=[.A531]+1" office:value-type="float" office:value="31" calcext:value-type="float" table:number-columns-spanned="2" table:number-rows-spanned="2">
            <text:p>31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46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46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549]-[.P5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9]-[.Z5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49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49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552]-[.P5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5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52]-[.Z5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52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52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555]-[.P5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5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55]-[.Z5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55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55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558]-[.P5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5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58]-[.Z5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58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58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561]-[.P5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6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61]-[.Z5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6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ce76"/>
          <table:table-cell table:style-name="ce10" table:number-columns-repeated="3"/>
          <table:table-cell table:style-name="ce68"/>
          <table:table-cell table:style-name="ce10" table:number-columns-repeated="4"/>
          <table:table-cell table:number-columns-repeated="971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61]" office:value-type="float" office:value="187" calcext:value-type="float" table:number-columns-spanned="5" table:number-rows-spanned="2">
            <text:p>18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61]" office:value-type="float" office:value="107" calcext:value-type="float" table:number-columns-spanned="5" table:number-rows-spanned="2">
            <text:p>107</text:p>
          </table:table-cell>
          <table:covered-table-cell table:number-columns-repeated="4" table:style-name="ce10"/>
          <table:table-cell table:number-columns-repeated="3"/>
          <table:table-cell table:style-name="ce49" table:formula="of:=[.P564]-[.P56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6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64]-[.Z56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2" table:number-columns-spanned="23" table:number-rows-spanned="2"/>
          <table:covered-table-cell table:number-columns-repeated="22"/>
          <table:table-cell table:number-columns-repeated="927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style-name="ce10"/>
          <table:covered-table-cell table:style-name="ce76"/>
          <table:covered-table-cell table:number-columns-repeated="2" table:style-name="ce10"/>
          <table:table-cell table:style-name="ce10"/>
          <table:covered-table-cell table:style-name="ce68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27"/>
        </table:table-row>
        <table:table-row table:style-name="ro1" table:number-rows-repeated="1048010">
          <table:table-cell table:number-columns-repeated="1001"/>
        </table:table-row>
        <table:table-row table:style-name="ro1"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1:12:08.15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11:07:04.520000000</meta:creation-date>
    <dc:date>2022-05-19T12:13:03.361000000</dc:date>
    <meta:editing-duration>PT3H39M26S</meta:editing-duration>
    <meta:editing-cycles>36</meta:editing-cycles>
    <meta:generator>LibreOffice/7.2.5.2$Windows_X86_64 LibreOffice_project/499f9727c189e6ef3471021d6132d4c694f357e5</meta:generator>
    <meta:print-date>2022-05-04T11:24:34.480000000</meta:print-date>
    <meta:document-statistic meta:table-count="1" meta:cell-count="1076" meta:object-count="0"/>
  </office:meta>
</office:document-meta>
</file>